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Datum">
      <style:text-properties fo:language="cs" fo:country="CZ"/>
    </style:style>
    <style:style style:name="P2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4" style:family="paragraph" style:parent-style-name="Menologium_20_-_20_textus">
      <style:text-properties fo:language="cs" fo:country="CZ" officeooo:paragraph-rsid="010fcfb0" style:language-asian="zh" style:country-asian="CN" style:language-complex="hi" style:country-complex="IN"/>
    </style:style>
    <style:style style:name="P5" style:family="paragraph" style:parent-style-name="Menologium_20_-_20_textus">
      <style:paragraph-properties style:writing-mode="lr-tb"/>
      <style:text-properties fo:language="cs" fo:country="CZ" officeooo:paragraph-rsid="010fcfb0" style:language-asian="zh" style:country-asian="CN" style:language-complex="hi" style:country-complex="IN"/>
    </style:style>
    <style:style style:name="P6" style:family="paragraph" style:parent-style-name="Menologium_20_-_20_textus">
      <style:text-properties fo:language="cs" fo:country="CZ" officeooo:paragraph-rsid="0115348c" style:language-asian="zh" style:country-asian="CN" style:language-complex="hi" style:country-complex="IN"/>
    </style:style>
    <style:style style:name="P7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8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9" style:family="paragraph" style:parent-style-name="Menologium_20_-_20_textus">
      <style:text-properties fo:language="cs" fo:country="CZ" officeooo:paragraph-rsid="010d835c" style:language-asian="zh" style:country-asian="CN" style:language-complex="hi" style:country-complex="IN"/>
    </style:style>
    <style:style style:name="P10" style:family="paragraph" style:parent-style-name="Menologium_20_-_20_textus">
      <style:text-properties fo:language="cs" fo:country="CZ" officeooo:paragraph-rsid="01278e41" style:language-asian="zh" style:country-asian="CN" style:language-complex="hi" style:country-complex="IN"/>
    </style:style>
    <style:style style:name="P11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12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13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20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anguage="la" fo:country="VA" style:font-size-asian="13pt" style:font-size-complex="11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23" style:family="paragraph" style:parent-style-name="Footnote">
      <style:text-properties fo:font-style="italic" officeooo:rsid="00465410" officeooo:paragraph-rsid="010fcfb0" style:font-style-asian="italic" style:font-style-complex="italic"/>
    </style:style>
    <style:style style:name="P24" style:family="paragraph" style:parent-style-name="Footnote">
      <style:text-properties officeooo:rsid="004d138f" officeooo:paragraph-rsid="0115348c"/>
    </style:style>
    <style:style style:name="P25" style:family="paragraph" style:parent-style-name="Footnote">
      <style:text-properties officeooo:rsid="0115f9aa" officeooo:paragraph-rsid="0115f9aa"/>
    </style:style>
    <style:style style:name="P26" style:family="paragraph" style:parent-style-name="Menologium_20_-_20_textus">
      <style:text-properties fo:language="la" fo:country="VA" style:language-asian="zh" style:country-asian="CN" style:language-complex="hi" style:country-complex="IN"/>
    </style:style>
    <style:style style:name="P27" style:family="paragraph" style:parent-style-name="Menologium_20_-_20_textus">
      <style:text-properties fo:language="la" fo:country="VA" officeooo:paragraph-rsid="010d835c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la" fo:country="VA" officeooo:paragraph-rsid="010e2e92" style:language-asian="zh" style:country-asian="CN" style:language-complex="hi" style:country-complex="IN"/>
    </style:style>
    <style:style style:name="P29" style:family="paragraph" style:parent-style-name="Footnote">
      <style:text-properties officeooo:rsid="004f7a48" officeooo:paragraph-rsid="01255f5b"/>
    </style:style>
    <style:style style:name="P30" style:family="paragraph" style:parent-style-name="Footnote">
      <style:text-properties officeooo:paragraph-rsid="01278e41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 style:language-asian="zh" style:country-asian="CN" style:language-complex="hi" style:country-complex="IN"/>
    </style:style>
    <style:style style:name="T3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4" style:family="text">
      <style:text-properties fo:language="la" fo:country="VA" fo:font-style="italic" officeooo:rsid="010fcfb0" style:language-asian="zh" style:country-asian="CN" style:font-style-asian="italic" style:language-complex="hi" style:country-complex="IN" style:font-style-complex="italic"/>
    </style:style>
    <style:style style:name="T5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6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8" style:family="text">
      <style:text-properties style:font-name="Bookman BT S.O.Cist.:onum" fo:font-size="10pt" fo:language="la" fo:country="VA" style:font-size-asian="10pt"/>
    </style:style>
    <style:style style:name="T9" style:family="text">
      <style:text-properties fo:language="cs" fo:country="CZ" fo:font-style="normal" fo:font-weight="normal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0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1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12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language="fr" fo:country="FR" fo:font-weight="bold" officeooo:rsid="010fcfb0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officeooo:rsid="0033f914" style:language-asian="zh" style:country-asian="CN" style:language-complex="hi" style:country-complex="IN"/>
    </style:style>
    <style:style style:name="T16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7" style:family="text">
      <style:text-properties style:use-window-font-color="true" loext:opacity="0%" style:font-name="Linux Libertine S.O.Cist.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8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" style:family="text">
      <style:text-properties style:use-window-font-color="true" loext:opacity="0%" style:font-name="Linux Libertine S.O.Cist.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" style:family="text">
      <style:text-properties style:use-window-font-color="true" loext:opacity="0%" style:font-name="Linux Libertine S.O.Cist.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" style:family="text">
      <style:text-properties style:use-window-font-color="true" loext:opacity="0%" style:font-name="Linux Libertine S.O.Cist." fo:font-size="10pt" officeooo:rsid="0124e575" style:letter-kerning="true" style:font-name-asian="Songti SC" style:font-size-asian="10pt" style:font-name-complex="Arial Unicode MS" style:font-size-complex="10pt"/>
    </style:style>
    <style:style style:name="T22" style:family="text">
      <style:text-properties style:use-window-font-color="true" loext:opacity="0%" style:font-name="Linux Libertine S.O.Cist." fo:font-size="10pt" officeooo:rsid="01255f5b" style:letter-kerning="true" style:font-name-asian="Songti SC" style:font-size-asian="10pt" style:font-name-complex="Arial Unicode MS" style:font-size-complex="10pt"/>
    </style:style>
    <style:style style:name="T23" style:family="text">
      <style:text-properties style:use-window-font-color="true" loext:opacity="0%" style:font-name="Linux Libertine S.O.Cist.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4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5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26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27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28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29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30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31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32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3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34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35" style:family="text">
      <style:text-properties style:use-window-font-color="true" loext:opacity="0%" style:font-name="Linux Libertine S.O.Cist.:onum" fo:font-size="11pt" officeooo:rsid="011c5dce" style:letter-kerning="true" style:font-name-asian="Songti SC" style:font-size-asian="11pt" style:font-name-complex="Arial Unicode MS" style:font-size-complex="11pt"/>
    </style:style>
    <style:style style:name="T36" style:family="text">
      <style:text-properties style:use-window-font-color="true" loext:opacity="0%" style:font-name="Linux Libertine S.O.Cist.:onum" fo:font-size="11pt" officeooo:rsid="011d06d0" style:letter-kerning="true" style:font-name-asian="Songti SC" style:font-size-asian="11pt" style:font-name-complex="Arial Unicode MS" style:font-size-complex="11pt"/>
    </style:style>
    <style:style style:name="T37" style:family="text">
      <style:text-properties style:use-window-font-color="true" loext:opacity="0%" style:font-name="Linux Libertine S.O.Cist.:onum" fo:font-size="11pt" officeooo:rsid="011dc433" style:letter-kerning="true" style:font-name-asian="Songti SC" style:font-size-asian="11pt" style:font-name-complex="Arial Unicode MS" style:font-size-complex="11pt"/>
    </style:style>
    <style:style style:name="T38" style:family="text">
      <style:text-properties style:use-window-font-color="true" loext:opacity="0%" style:font-name="Linux Libertine S.O.Cist.:onum" fo:font-size="11pt" officeooo:rsid="011f5a9d" style:letter-kerning="true" style:font-name-asian="Songti SC" style:font-size-asian="11pt" style:font-name-complex="Arial Unicode MS" style:font-size-complex="11pt"/>
    </style:style>
    <style:style style:name="T39" style:family="text">
      <style:text-properties style:use-window-font-color="true" loext:opacity="0%" style:font-name="Linux Libertine S.O.Cist.:onum" fo:font-size="11pt" officeooo:rsid="01209f6d" style:letter-kerning="true" style:font-name-asian="Songti SC" style:font-size-asian="11pt" style:font-name-complex="Arial Unicode MS" style:font-size-complex="11pt"/>
    </style:style>
    <style:style style:name="T40" style:family="text">
      <style:text-properties style:use-window-font-color="true" loext:opacity="0%" style:font-name="Linux Libertine S.O.Cist.:onum" fo:font-size="11pt" officeooo:rsid="01216b4b" style:letter-kerning="true" style:font-name-asian="Songti SC" style:font-size-asian="11pt" style:font-name-complex="Arial Unicode MS" style:font-size-complex="11pt"/>
    </style:style>
    <style:style style:name="T41" style:family="text">
      <style:text-properties style:use-window-font-color="true" loext:opacity="0%" style:font-name="Linux Libertine S.O.Cist.:onum" fo:font-size="11pt" officeooo:rsid="0122c11b" style:letter-kerning="true" style:font-name-asian="Songti SC" style:font-size-asian="11pt" style:font-name-complex="Arial Unicode MS" style:font-size-complex="11pt"/>
    </style:style>
    <style:style style:name="T42" style:family="text">
      <style:text-properties style:use-window-font-color="true" loext:opacity="0%" style:font-name="Linux Libertine S.O.Cist.:onum" fo:font-size="11pt" officeooo:rsid="01248aa8" style:letter-kerning="true" style:font-name-asian="Songti SC" style:font-size-asian="11pt" style:font-name-complex="Arial Unicode MS" style:font-size-complex="11pt"/>
    </style:style>
    <style:style style:name="T43" style:family="text">
      <style:text-properties style:use-window-font-color="true" loext:opacity="0%" style:font-name="Linux Libertine S.O.Cist.:onum" fo:font-size="11pt" officeooo:rsid="012497d4" style:letter-kerning="true" style:font-name-asian="Songti SC" style:font-size-asian="11pt" style:font-name-complex="Arial Unicode MS" style:font-size-complex="11pt"/>
    </style:style>
    <style:style style:name="T44" style:family="text">
      <style:text-properties style:use-window-font-color="true" loext:opacity="0%" style:font-name="Linux Libertine S.O.Cist.:onum" fo:font-size="11pt" officeooo:rsid="0124e575" style:letter-kerning="true" style:font-name-asian="Songti SC" style:font-size-asian="11pt" style:font-name-complex="Arial Unicode MS" style:font-size-complex="11pt"/>
    </style:style>
    <style:style style:name="T45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46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47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48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49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50" style:family="text">
      <style:text-properties style:use-window-font-color="true" loext:opacity="0%" style:font-name="Bookman BT S.O.Cist.:onum" fo:font-size="11pt" officeooo:rsid="011c5671" style:letter-kerning="true" style:font-name-asian="Songti SC" style:font-size-asian="11pt" style:font-name-complex="Arial Unicode MS" style:font-size-complex="11pt"/>
    </style:style>
    <style:style style:name="T51" style:family="text">
      <style:text-properties style:use-window-font-color="true" loext:opacity="0%" style:font-name="Bookman BT S.O.Cist.:onum" fo:font-size="11pt" officeooo:rsid="01278e41" style:letter-kerning="true" style:font-name-asian="Songti SC" style:font-size-asian="11pt" style:font-name-complex="Arial Unicode MS" style:font-size-complex="11pt"/>
    </style:style>
    <style:style style:name="T52" style:family="text">
      <style:text-properties style:use-window-font-color="true" loext:opacity="0%" style:font-name="Linux Libertine S.O.Cist.1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3" style:family="text">
      <style:text-properties style:use-window-font-color="true" loext:opacity="0%" style:font-name="Linux Libertine S.O.Cist.1" fo:font-size="10pt" fo:language="cs" fo:country="CZ" officeooo:rsid="01295dd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4" style:family="text">
      <style:text-properties style:use-window-font-color="true" loext:opacity="0%" style:font-name="Linux Libertine S.O.Cist.1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55" style:family="text">
      <style:text-properties style:use-window-font-color="true" loext:opacity="0%" fo:font-weight="normal" officeooo:rsid="011c5dce" style:letter-kerning="true" style:font-name-asian="Songti SC" style:font-weight-asian="normal" style:font-name-complex="Arial Unicode MS" style:font-weight-complex="normal"/>
    </style:style>
    <style:style style:name="T56" style:family="text">
      <style:text-properties style:use-window-font-color="true" loext:opacity="0%" fo:font-weight="normal" officeooo:rsid="01209f6d" style:letter-kerning="true" style:font-name-asian="Songti SC" style:font-weight-asian="normal" style:font-name-complex="Arial Unicode MS" style:font-weight-complex="normal"/>
    </style:style>
    <style:style style:name="T57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normal" officeooo:rsid="011168a7" style:font-weight-asian="normal" style:font-weight-complex="normal"/>
    </style:style>
    <style:style style:name="T60" style:family="text">
      <style:text-properties fo:language="en" fo:country="US" fo:font-weight="normal" officeooo:rsid="0115348c" style:font-weight-asian="normal" style:font-weight-complex="normal"/>
    </style:style>
    <style:style style:name="T61" style:family="text">
      <style:text-properties fo:language="en" fo:country="US" officeooo:rsid="010e49f2"/>
    </style:style>
    <style:style style:name="T62" style:family="text">
      <style:text-properties fo:language="en" fo:country="US" officeooo:rsid="010fcfb0"/>
    </style:style>
    <style:style style:name="T63" style:family="text">
      <style:text-properties fo:language="en" fo:country="US" officeooo:rsid="0111e6d4"/>
    </style:style>
    <style:style style:name="T64" style:family="text">
      <style:text-properties fo:language="en" fo:country="US" officeooo:rsid="0119428a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10fcfb0" style:font-style-asian="normal" style:font-style-complex="normal"/>
    </style:style>
    <style:style style:name="T67" style:family="text">
      <style:text-properties fo:font-size="8pt" style:font-size-asian="10pt" style:font-size-complex="10pt"/>
    </style:style>
    <style:style style:name="T68" style:family="text">
      <style:text-properties fo:language="es" fo:country="ES" fo:font-weight="bold" style:font-weight-asian="bold" style:font-weight-complex="bold"/>
    </style:style>
    <style:style style:name="T69" style:family="text">
      <style:text-properties fo:font-weight="normal" officeooo:rsid="011168a7" style:font-weight-asian="normal" style:font-weight-complex="normal"/>
    </style:style>
    <style:style style:name="T70" style:family="text">
      <style:text-properties fo:font-weight="normal" officeooo:rsid="0115348c" style:font-weight-asian="normal" style:font-weight-complex="normal"/>
    </style:style>
    <style:style style:name="T71" style:family="text">
      <style:text-properties fo:font-weight="normal" officeooo:rsid="011c5dce" style:font-weight-asian="normal" style:font-weight-complex="normal"/>
    </style:style>
    <style:style style:name="T72" style:family="text">
      <style:text-properties fo:font-weight="normal" officeooo:rsid="01209f6d" style:font-weight-asian="normal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10e49f2" style:font-weight-asian="bold" style:font-weight-complex="bold"/>
    </style:style>
    <style:style style:name="T75" style:family="text">
      <style:text-properties fo:font-weight="bold" officeooo:rsid="011168a7" style:font-weight-asian="bold" style:font-weight-complex="bold"/>
    </style:style>
    <style:style style:name="T76" style:family="text">
      <style:text-properties officeooo:rsid="004ad105"/>
    </style:style>
    <style:style style:name="T77" style:family="text">
      <style:text-properties fo:letter-spacing="0.0138in" style:language-asian="zh" style:country-asian="CN" style:language-complex="hi" style:country-complex="IN"/>
    </style:style>
    <style:style style:name="T78" style:family="text">
      <style:text-properties fo:letter-spacing="0.0138in" officeooo:rsid="010be029" style:language-asian="zh" style:country-asian="CN" style:language-complex="hi" style:country-complex="IN"/>
    </style:style>
    <style:style style:name="T79" style:family="text">
      <style:text-properties officeooo:rsid="010be029"/>
    </style:style>
    <style:style style:name="T80" style:family="text">
      <style:text-properties officeooo:rsid="010d835c"/>
    </style:style>
    <style:style style:name="T81" style:family="text">
      <style:text-properties officeooo:rsid="010e2e92"/>
    </style:style>
    <style:style style:name="T82" style:family="text">
      <style:text-properties officeooo:rsid="010e49f2"/>
    </style:style>
    <style:style style:name="T83" style:family="text">
      <style:text-properties officeooo:rsid="010fcfb0"/>
    </style:style>
    <style:style style:name="T84" style:family="text">
      <style:text-properties fo:color="#0000ff" loext:opacity="100%" style:font-name="Linux Libertine S.O.Cist.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5" style:family="text">
      <style:text-properties fo:color="#0000ff" loext:opacity="100%" style:font-name="Linux Libertine S.O.Cist.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6" style:family="text">
      <style:text-properties fo:color="#0000ff" loext:opacity="100%" style:font-name="Linux Libertine S.O.Cist.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7" style:family="text">
      <style:text-properties fo:color="#0000ff" loext:opacity="100%" style:font-name="Linux Libertine S.O.Cist.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8" style:family="text">
      <style:text-properties officeooo:rsid="011168a7"/>
    </style:style>
    <style:style style:name="T89" style:family="text">
      <style:text-properties officeooo:rsid="0111e6d4"/>
    </style:style>
    <style:style style:name="T90" style:family="text">
      <style:text-properties officeooo:rsid="011334cc"/>
    </style:style>
    <style:style style:name="T91" style:family="text">
      <style:text-properties officeooo:rsid="0113a394"/>
    </style:style>
    <style:style style:name="T92" style:family="text">
      <style:text-properties officeooo:rsid="0115348c"/>
    </style:style>
    <style:style style:name="T93" style:family="text">
      <style:text-properties officeooo:rsid="0115b45d"/>
    </style:style>
    <style:style style:name="T94" style:family="text">
      <style:text-properties officeooo:rsid="0115f9aa"/>
    </style:style>
    <style:style style:name="T95" style:family="text">
      <style:text-properties officeooo:rsid="0117b50e"/>
    </style:style>
    <style:style style:name="T96" style:family="text">
      <style:text-properties officeooo:rsid="0119428a"/>
    </style:style>
    <style:style style:name="T97" style:family="text">
      <style:text-properties officeooo:rsid="011a2936"/>
    </style:style>
    <style:style style:name="T98" style:family="text">
      <style:text-properties officeooo:rsid="011c5671"/>
    </style:style>
    <style:style style:name="T99" style:family="text">
      <style:text-properties officeooo:rsid="011c5dce"/>
    </style:style>
    <style:style style:name="T100" style:family="text">
      <style:text-properties officeooo:rsid="011d06d0"/>
    </style:style>
    <style:style style:name="T101" style:family="text">
      <style:text-properties officeooo:rsid="011dc433"/>
    </style:style>
    <style:style style:name="T102" style:family="text">
      <style:text-properties officeooo:rsid="011f5a9d"/>
    </style:style>
    <style:style style:name="T103" style:family="text">
      <style:text-properties officeooo:rsid="01209f6d"/>
    </style:style>
    <style:style style:name="T104" style:family="text">
      <style:text-properties officeooo:rsid="01216b4b"/>
    </style:style>
    <style:style style:name="T105" style:family="text">
      <style:text-properties officeooo:rsid="0122c11b"/>
    </style:style>
    <style:style style:name="T106" style:family="text">
      <style:text-properties officeooo:rsid="01248aa8"/>
    </style:style>
    <style:style style:name="T107" style:family="text">
      <style:text-properties officeooo:rsid="012497d4"/>
    </style:style>
    <style:style style:name="T108" style:family="text">
      <style:text-properties officeooo:rsid="0124e575"/>
    </style:style>
    <style:style style:name="T109" style:family="text">
      <style:text-properties officeooo:rsid="01255f5b"/>
    </style:style>
    <style:style style:name="T110" style:family="text">
      <style:text-properties style:text-position="super 58%"/>
    </style:style>
    <style:style style:name="T111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12" style:family="text">
      <style:text-properties officeooo:rsid="01278e41"/>
    </style:style>
    <style:style style:name="T113" style:family="text">
      <style:text-properties officeooo:rsid="0033f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 <text:span text:style-name="T49">č</text:span><text:span text:style-name="T50">ervence</text:span>.</text:p>
      <text:p text:style-name="P3"><text:span text:style-name="T98">V belgick</text:span><text:span text:style-name="T34">ém klášteře Orval</text:span>,<text:note text:id="ftn5" text:note-class="footnote"><text:note-citation>1</text:note-citation><text:note-body><text:p text:style-name="Footnote"><text:span text:style-name="T5">Monasterium </text:span><text:span text:style-name="T3">Aureævallis</text:span>, <text:span text:style-name="T12">Abbaye Notre-Dame d'Orval</text:span> <text:span text:style-name="T98">je trapistick</text:span><text:span text:style-name="T52">ý klášter v Belgickém Lucembursku (nedaleko Bruselu). Založen 1070 jako benediktinský, 1132 se stal cisterciáckým (</text:span><text:span text:style-name="T53">z </text:span><text:span text:style-name="T54">Trois-Fontaines</text:span><text:span text:style-name="T52">), 1793 vypálen a zničen, obnoven jako trapistický v roce 1926,</text:span></text:p></text:note-body></text:note> 9. <text:span text:style-name="T99">dne tohoto m</text:span><text:span text:style-name="T35">ěsíce roku</text:span> 1764, <text:span text:style-name="T99">ode</text:span><text:span text:style-name="T35">šel k Bohu Důstojný Opat </text:span><text:span text:style-name="T73">Mennas Effleur </text:span><text:span text:style-name="T71">[</text:span><text:span text:style-name="Menologium_20_-_20_pronuntiatio"><text:span text:style-name="T71">efl</text:span></text:span><text:span text:style-name="Menologium_20_-_20_pronuntiatio"><text:span text:style-name="T55">ör</text:span></text:span><text:span text:style-name="T71">]</text:span>. <text:span text:style-name="T100">Jeho synov</text:span><text:span text:style-name="T36">é i nástupci o něm mluví jako o Opatu tohoto kláštera, </text:span><text:span text:style-name="T39">po kterém </text:span><text:span text:style-name="T36">všichni velmi </text:span><text:span text:style-name="T39">toužili</text:span>. <text:span text:style-name="T100">Byl p</text:span><text:span text:style-name="T36">řevelice vlídný a laskavý ke každému</text:span>, <text:span text:style-name="T100">mysli bratr</text:span><text:span text:style-name="T36">ů, rozrušené z vlády </text:span><text:span text:style-name="T39">své</text:span><text:span text:style-name="T36">ho předchůdce, zakrátko upokojil</text:span>. <text:span text:style-name="T100">Av</text:span><text:span text:style-name="T36">šak co se týče poslušnosti Řeholi, </text:span><text:span text:style-name="T37">vůbec </text:span><text:span text:style-name="T36">nebyl</text:span><text:span text:style-name="T37"> liknavý a nedbalý</text:span>, <text:span text:style-name="T101">a nakolik to jeho slab</text:span><text:span text:style-name="T37">é tělo strpělo, účastnil se věrně i on společných činností, práci rukou nevyjímaje</text:span>. <text:span text:style-name="T101">Kdy</text:span><text:span text:style-name="T37">ž jej však sužovaly všelijaké nemoci</text:span>, <text:span text:style-name="T37">byl, </text:span><text:span text:style-name="T101">a</text:span><text:span text:style-name="T37">č nerad, donucen žít v nečinnosti</text:span>, <text:span text:style-name="T101">všechny</text:span><text:span text:style-name="T37"> tyto strasti však </text:span><text:span text:style-name="T38">mužně </text:span><text:span text:style-name="T39">a</text:span><text:span text:style-name="T38"> statečně snášel</text:span>. <text:span text:style-name="T102">Ve sv</text:span><text:span text:style-name="T38">ém klášteře velmi podporoval studium theologie</text:span>. <text:span text:style-name="T102">Pot</text:span><text:span text:style-name="T38">é, to byly položeny základy nového kláštera</text:span>, <text:span text:style-name="T102">v sedm</text:span><text:span text:style-name="T38">ém roce jeho vlády</text:span>, <text:span text:style-name="T102">ve sv</text:span><text:span text:style-name="T38">ých šedesáti letech jej nečekaně, </text:span><text:span text:style-name="T39">k</text:span><text:span text:style-name="T38"> veliké bolesti všech, zastihla smrt</text:span>. (Hag., n. 661).</text:p>
      <text:p text:style-name="P3"><text:span text:style-name="T103">V kl</text:span><text:span text:style-name="T39">ášteře Panny Marie z </text:span>Trapp<text:span text:style-name="T103">y</text:span>, d<text:span text:style-name="T103">n</text:span>e 8. <text:span text:style-name="T103">tohoto m</text:span><text:span text:style-name="T39">ěsíce, roku </text:span>1751, <text:span text:style-name="T103">zbo</text:span><text:span text:style-name="T39">žně zesnul </text:span><text:span text:style-name="T73">Sebasti</text:span><text:span text:style-name="T46">á</text:span><text:span text:style-name="T73">n Devaulx </text:span><text:span text:style-name="T72">[</text:span><text:span text:style-name="Menologium_20_-_20_pronuntiatio"><text:span text:style-name="T72">dev</text:span></text:span><text:span text:style-name="Menologium_20_-_20_pronuntiatio"><text:span text:style-name="T56">ó</text:span></text:span><text:span text:style-name="T72">]</text:span>, mn<text:span text:style-name="T103">i</text:span>ch, <text:span text:style-name="T104">kter</text:span><text:span text:style-name="T40">ý je považován za významnější </text:span><text:span text:style-name="T41">kajícníky</text:span><text:span text:style-name="T40"> tohoto kláštera</text:span>. <text:span text:style-name="T104">Jako mlad</text:span><text:span text:style-name="T40">ík byl na cestě zajat Maury</text:span>, <text:span text:style-name="T105">a po dlouh</text:span><text:span text:style-name="T41">ý čas si dělal velké starosti</text:span>, <text:span text:style-name="T105">aby ze strachu p</text:span><text:span text:style-name="T41">řed smrtí neodpadl od víry</text:span>. <text:span text:style-name="T105">Byl v</text:span><text:span text:style-name="T41">šak osvobozen a žil celkem řádně</text:span>, <text:span text:style-name="T106">jeho mrav</text:span><text:span text:style-name="T42">ům se ovšem dalo leccos vytknout</text:span>. <text:span text:style-name="T106">Po n</text:span><text:span text:style-name="T42">ějaké době se však zcela obrátil k Bohu</text:span>, <text:span text:style-name="T106">a v kl</text:span><text:span text:style-name="T42">ášteře </text:span>Trapp<text:span text:style-name="T106">a si k p</text:span><text:span text:style-name="T42">řísným ustanovením tohoto domu přidal ještě přísnější kající úkony</text:span>. <text:span text:style-name="T107">Zast</text:span><text:span text:style-name="T43">ával úřad pod-celeráře</text:span>, <text:span text:style-name="T108">d</text:span><text:span text:style-name="T44">íky němuž se nemohl věnovat svým vytouženým modlitbám navíc</text:span>, <text:span text:style-name="T108">tak</text:span><text:span text:style-name="T44">že si vyžádal, aby se mohl zříci dvou hodin spánku</text:span>, <text:span text:style-name="T108">a toto povolen</text:span><text:span text:style-name="T44">í pak využíval i poté, když v planoucí touze po samotě byl zbaven svého úřadu</text:span>. <text:span text:style-name="T108">I kdy</text:span><text:span text:style-name="T44">ž jej sužovala těžká choroba, nic ze svých obvyklých skutků zbožnosti a pokání nevynechal</text:span>. <text:span text:style-name="T108">A kdy</text:span><text:span text:style-name="T44">ž se jeho tělo zdálo téměř celé pokryté jednou velikou ránou</text:span>, <text:span text:style-name="T108">v</text:span><text:span text:style-name="T44">ždy ukazoval tentýž klid v tváři i v duši</text:span>, <text:span text:style-name="T108">kdy</text:span><text:span text:style-name="T44">ž ukrutná trápení s radostí spojoval s Kristovým utrpením</text:span>; <text:span text:style-name="T108">dokud jeho planouc</text:span><text:span text:style-name="T44">í touha po příchodu Páně nebyla šťastně naplněna</text:span>. (Hag., n. 6<text:span text:style-name="T79">4</text:span>5).</text:p>
      <text:p text:style-name="P3"/>
      <text:p text:style-name="P8"><text:span text:style-name="T108">Roku </text:span>1824, <text:span text:style-name="T108">posv</text:span><text:span text:style-name="T21">ěcení kostela Panny Marie </text:span><text:span text:style-name="T22">od Přístavu Spásy</text:span>.</text:p>
      <text:p text:style-name="P8"><text:span text:style-name="T109">Roku</text:span> 1255, <text:span text:style-name="T109">byl ve </text:span><text:span text:style-name="T22">Švýcarsku založen klášter Panny Marie v Magerau</text:span>.<text:note text:id="ftn6" text:note-class="footnote"><text:note-citation>2</text:note-citation><text:note-body><text:p text:style-name="P29"><text:span text:style-name="Menologium_20_-_20_commentarium"><text:span text:style-name="T2">Macraugia</text:span></text:span><text:span text:style-name="Menologium_20_-_20_commentarium"> (</text:span><text:span text:style-name="Menologium_20_-_20_commentarium"><text:span text:style-name="T67">francouzsky</text:span></text:span><text:span text:style-name="Menologium_20_-_20_commentarium"> </text:span><text:span text:style-name="Menologium_20_-_20_commentarium"><text:span text:style-name="T11">Abbaye de la Maigrauge</text:span></text:span><text:span text:style-name="Menologium_20_-_20_commentarium">; </text:span><text:span text:style-name="Menologium_20_-_20_commentarium"><text:span text:style-name="T67">n</text:span></text:span><text:span text:style-name="Menologium_20_-_20_commentarium"><text:span text:style-name="T24">ěmecky</text:span></text:span><text:span text:style-name="Menologium_20_-_20_commentarium"> </text:span><text:span text:style-name="Menologium_20_-_20_commentarium"><text:span text:style-name="T111">Abtei Magerau</text:span></text:span><text:span text:style-name="Menologium_20_-_20_commentarium">) je kl</text:span><text:span text:style-name="Menologium_20_-_20_commentarium"><text:span text:style-name="T16">áš</text:span></text:span><text:span text:style-name="Menologium_20_-_20_commentarium"><text:span text:style-name="T25">ter cistercia</text:span></text:span><text:span text:style-name="Menologium_20_-_20_commentarium"><text:span text:style-name="T16">č</text:span></text:span><text:span text:style-name="Menologium_20_-_20_commentarium"><text:span text:style-name="T25">ek ve </text:span></text:span><text:span text:style-name="Menologium_20_-_20_commentarium"><text:span text:style-name="T16">š</text:span></text:span><text:span text:style-name="Menologium_20_-_20_commentarium"><text:span text:style-name="T25">v</text:span></text:span><text:span text:style-name="Menologium_20_-_20_commentarium"><text:span text:style-name="T16">ý</text:span></text:span><text:span text:style-name="Menologium_20_-_20_commentarium"><text:span text:style-name="T25">carsk</text:span></text:span><text:span text:style-name="Menologium_20_-_20_commentarium"><text:span text:style-name="T16">é</text:span></text:span><text:span text:style-name="Menologium_20_-_20_commentarium"><text:span text:style-name="T25">m Fribourgu, zalo</text:span></text:span><text:span text:style-name="Menologium_20_-_20_commentarium"><text:span text:style-name="T16">ž</text:span></text:span><text:span text:style-name="Menologium_20_-_20_commentarium"><text:span text:style-name="T25">en</text:span></text:span><text:span text:style-name="Menologium_20_-_20_commentarium"><text:span text:style-name="T16">ý</text:span></text:span><text:span text:style-name="Menologium_20_-_20_commentarium"><text:span text:style-name="T25"> v roce 1255 </text:span></text:span><text:span text:style-name="Menologium_20_-_20_commentarium"><text:span text:style-name="T26">z</text:span></text:span><text:span text:style-name="Menologium_20_-_20_commentarium"><text:span text:style-name="T17"> </text:span></text:span><text:span text:style-name="Menologium_20_-_20_commentarium"><text:span text:style-name="T26">Hauterive, zru</text:span></text:span><text:span text:style-name="Menologium_20_-_20_commentarium"><text:span text:style-name="T17">š</text:span></text:span><text:span text:style-name="Menologium_20_-_20_commentarium"><text:span text:style-name="T26">en</text:span></text:span><text:span text:style-name="Menologium_20_-_20_commentarium"><text:span text:style-name="T17">ý</text:span></text:span><text:span text:style-name="Menologium_20_-_20_commentarium"><text:span text:style-name="T26"> v roce 1848, obnoven</text:span></text:span><text:span text:style-name="Menologium_20_-_20_commentarium"><text:span text:style-name="T17">ý</text:span></text:span><text:span text:style-name="Menologium_20_-_20_commentarium"><text:span text:style-name="T26"> v roce 1939. </text:span></text:span><text:span text:style-name="Menologium_20_-_20_commentarium"><text:span text:style-name="T84">(červen, pozn. 4</text:span></text:span><text:span text:style-name="Menologium_20_-_20_commentarium"><text:span text:style-name="T86">9</text:span></text:span><text:span text:style-name="Menologium_20_-_20_commentarium"><text:span text:style-name="T84">)</text:span></text:span></text:p></text:note-body></text:no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1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07-02T23:43:21.999776078</dc:date>
    <meta:editing-cycles>141</meta:editing-cycles>
    <meta:editing-duration>P3DT8H24M20S</meta:editing-duration>
    <meta:generator>LibreOffice/7.3.3.2$MacOSX_AARCH64 LibreOffice_project/d1d0ea68f081ee2800a922cac8f79445e4603348</meta:generator>
    <meta:document-statistic meta:table-count="0" meta:image-count="0" meta:object-count="0" meta:page-count="1" meta:paragraph-count="7" meta:word-count="405" meta:character-count="2569" meta:non-whitespace-character-count="2171"/>
    <meta:user-defined meta:name="AppVersion">15.0000</meta:user-defined>
    <meta:template xlink:type="simple" xlink:actuate="onRequest" xlink:title="Normal.dotm" xlink:href=""/>
  </office:meta>
</office:document-meta>
</file>